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67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1" calcext:value-type="float">
            <text:p>4151050131</text:p>
          </table:table-cell>
          <table:table-cell table:style-name="ce1" office:value-type="string" calcext:value-type="string">
            <text:p>Đỗ Minh Trung</text:p>
          </table:table-cell>
          <table:table-cell table:style-name="ce2" office:value-type="date" office:date-value="2000-04-08" calcext:value-type="date">
            <text:p>2000-4-8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31" calcext:value-type="float">
            <text:p>41510501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2" calcext:value-type="float">
            <text:p>4151050132</text:p>
          </table:table-cell>
          <table:table-cell table:style-name="ce1" office:value-type="string" calcext:value-type="string">
            <text:p>Võ Minh Hiếu</text:p>
          </table:table-cell>
          <table:table-cell table:style-name="ce2" office:value-type="date" office:date-value="2000-04-16" calcext:value-type="date">
            <text:p>2000-4-16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Nghỉ học tạm thời</text:p>
          </table:table-cell>
          <table:table-cell table:style-name="ce1" office:value-type="float" office:value="4151050132" calcext:value-type="float">
            <text:p>415105013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3" calcext:value-type="float">
            <text:p>4151050133</text:p>
          </table:table-cell>
          <table:table-cell table:style-name="ce1" office:value-type="string" calcext:value-type="string">
            <text:p>Ngô Tấn Trường</text:p>
          </table:table-cell>
          <table:table-cell table:style-name="ce2" office:value-type="date" office:date-value="2000-12-12" calcext:value-type="date">
            <text:p>2000-12-12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33" calcext:value-type="float">
            <text:p>415105013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4" calcext:value-type="float">
            <text:p>4151050134</text:p>
          </table:table-cell>
          <table:table-cell table:style-name="ce1" office:value-type="string" calcext:value-type="string">
            <text:p>Nguyễn Đình Đệ</text:p>
          </table:table-cell>
          <table:table-cell table:style-name="ce2" office:value-type="date" office:date-value="2000-10-24" calcext:value-type="date">
            <text:p>2000-10-2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34" calcext:value-type="float">
            <text:p>415105013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5" calcext:value-type="float">
            <text:p>4151050135</text:p>
          </table:table-cell>
          <table:table-cell table:style-name="ce1" office:value-type="string" calcext:value-type="string">
            <text:p>Đoàn Quốc Lợi</text:p>
          </table:table-cell>
          <table:table-cell table:style-name="ce2" office:value-type="date" office:date-value="2000-12-18" calcext:value-type="date">
            <text:p>2000-12-18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35" calcext:value-type="float">
            <text:p>415105013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6" calcext:value-type="float">
            <text:p>4151050136</text:p>
          </table:table-cell>
          <table:table-cell table:style-name="ce1" office:value-type="string" calcext:value-type="string">
            <text:p>Đặng Anh Bá</text:p>
          </table:table-cell>
          <table:table-cell table:style-name="ce2" office:value-type="date" office:date-value="2000-11-11" calcext:value-type="date">
            <text:p>2000-11-11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Thôi học</text:p>
          </table:table-cell>
          <table:table-cell table:style-name="ce1" office:value-type="float" office:value="4151050136" calcext:value-type="float">
            <text:p>415105013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7" calcext:value-type="float">
            <text:p>4151050137</text:p>
          </table:table-cell>
          <table:table-cell table:style-name="ce1" office:value-type="string" calcext:value-type="string">
            <text:p>Trần Hồng Phương Anh</text:p>
          </table:table-cell>
          <table:table-cell table:style-name="ce2" office:value-type="date" office:date-value="2000-02-15" calcext:value-type="date">
            <text:p>2000-2-15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Thôi học</text:p>
          </table:table-cell>
          <table:table-cell table:style-name="ce1" office:value-type="float" office:value="4151050137" calcext:value-type="float">
            <text:p>415105013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8" calcext:value-type="float">
            <text:p>4151050138</text:p>
          </table:table-cell>
          <table:table-cell table:style-name="ce1" office:value-type="string" calcext:value-type="string">
            <text:p>Nguyễn Thị Châu Khâu</text:p>
          </table:table-cell>
          <table:table-cell table:style-name="ce2" office:value-type="date" office:date-value="2000-04-19" calcext:value-type="date">
            <text:p>2000-4-19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38" calcext:value-type="float">
            <text:p>415105013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9" calcext:value-type="float">
            <text:p>4151050139</text:p>
          </table:table-cell>
          <table:table-cell table:style-name="ce1" office:value-type="string" calcext:value-type="string">
            <text:p>Nguyễn Hồng Phong</text:p>
          </table:table-cell>
          <table:table-cell table:style-name="ce2" office:value-type="date" office:date-value="2000-07-24" calcext:value-type="date">
            <text:p>2000-7-2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39" calcext:value-type="float">
            <text:p>415105013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0" calcext:value-type="float">
            <text:p>4151050140</text:p>
          </table:table-cell>
          <table:table-cell table:style-name="ce1" office:value-type="string" calcext:value-type="string">
            <text:p>Nguyễn Thị Thơm</text:p>
          </table:table-cell>
          <table:table-cell table:style-name="ce2" office:value-type="date" office:date-value="2000-08-12" calcext:value-type="date">
            <text:p>2000-8-12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40" calcext:value-type="float">
            <text:p>415105014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1" calcext:value-type="float">
            <text:p>4151050141</text:p>
          </table:table-cell>
          <table:table-cell table:style-name="ce1" office:value-type="string" calcext:value-type="string">
            <text:p>Nguyễn Quốc Hiếu</text:p>
          </table:table-cell>
          <table:table-cell table:style-name="ce2" office:value-type="date" office:date-value="2000-11-04" calcext:value-type="date">
            <text:p>2000-11-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41" calcext:value-type="float">
            <text:p>41510501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2" calcext:value-type="float">
            <text:p>4151050142</text:p>
          </table:table-cell>
          <table:table-cell table:style-name="ce1" office:value-type="string" calcext:value-type="string">
            <text:p>Đồng Xuân Hoàng</text:p>
          </table:table-cell>
          <table:table-cell table:style-name="ce2" office:value-type="date" office:date-value="2000-01-25" calcext:value-type="date">
            <text:p>2000-1-25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42" calcext:value-type="float">
            <text:p>415105014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3" calcext:value-type="float">
            <text:p>4151050143</text:p>
          </table:table-cell>
          <table:table-cell table:style-name="ce1" office:value-type="string" calcext:value-type="string">
            <text:p>Đinh Thị Hạnh Trang</text:p>
          </table:table-cell>
          <table:table-cell table:style-name="ce2" office:value-type="date" office:date-value="2000-05-02" calcext:value-type="date">
            <text:p>2000-5-2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43" calcext:value-type="float">
            <text:p>415105014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4" calcext:value-type="float">
            <text:p>4151050144</text:p>
          </table:table-cell>
          <table:table-cell table:style-name="ce1" office:value-type="string" calcext:value-type="string">
            <text:p>Trần Đức Thanh</text:p>
          </table:table-cell>
          <table:table-cell table:style-name="ce2" office:value-type="date" office:date-value="2000-09-28" calcext:value-type="date">
            <text:p>2000-9-28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44" calcext:value-type="float">
            <text:p>4151050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5" calcext:value-type="float">
            <text:p>4151050145</text:p>
          </table:table-cell>
          <table:table-cell table:style-name="ce1" office:value-type="string" calcext:value-type="string">
            <text:p>Lê Thị Như Trâm</text:p>
          </table:table-cell>
          <table:table-cell table:style-name="ce2" office:value-type="date" office:date-value="2000-11-04" calcext:value-type="date">
            <text:p>2000-11-4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45" calcext:value-type="float">
            <text:p>415105014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6" calcext:value-type="float">
            <text:p>4151050146</text:p>
          </table:table-cell>
          <table:table-cell table:style-name="ce1" office:value-type="string" calcext:value-type="string">
            <text:p>Nguyễn Văn Hoài Trung</text:p>
          </table:table-cell>
          <table:table-cell table:style-name="ce2" office:value-type="date" office:date-value="2000-10-04" calcext:value-type="date">
            <text:p>2000-10-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46" calcext:value-type="float">
            <text:p>415105014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7" calcext:value-type="float">
            <text:p>4151050147</text:p>
          </table:table-cell>
          <table:table-cell table:style-name="ce1" office:value-type="string" calcext:value-type="string">
            <text:p>Nguyễn Thanh Lâm</text:p>
          </table:table-cell>
          <table:table-cell table:style-name="ce2" office:value-type="date" office:date-value="2000-02-15" calcext:value-type="date">
            <text:p>2000-2-15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47" calcext:value-type="float">
            <text:p>41510501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8" calcext:value-type="float">
            <text:p>4151050148</text:p>
          </table:table-cell>
          <table:table-cell table:style-name="ce1" office:value-type="string" calcext:value-type="string">
            <text:p>Nguyễn Duy Tư</text:p>
          </table:table-cell>
          <table:table-cell table:style-name="ce2" office:value-type="date" office:date-value="2000-02-04" calcext:value-type="date">
            <text:p>2000-2-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48" calcext:value-type="float">
            <text:p>41510501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49" calcext:value-type="float">
            <text:p>4151050149</text:p>
          </table:table-cell>
          <table:table-cell table:style-name="ce1" office:value-type="string" calcext:value-type="string">
            <text:p>Hồ Thị Hoài Thu</text:p>
          </table:table-cell>
          <table:table-cell table:style-name="ce2" office:value-type="date" office:date-value="2000-10-15" calcext:value-type="date">
            <text:p>2000-10-15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49" calcext:value-type="float">
            <text:p>415105014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0" calcext:value-type="float">
            <text:p>4151050150</text:p>
          </table:table-cell>
          <table:table-cell table:style-name="ce1" office:value-type="string" calcext:value-type="string">
            <text:p>Lê Thị Hương</text:p>
          </table:table-cell>
          <table:table-cell table:style-name="ce2" office:value-type="date" office:date-value="2000-06-30" calcext:value-type="date">
            <text:p>2000-6-30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50" calcext:value-type="float">
            <text:p>415105015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1" calcext:value-type="float">
            <text:p>4151050151</text:p>
          </table:table-cell>
          <table:table-cell table:style-name="ce1" office:value-type="string" calcext:value-type="string">
            <text:p>Hồ Nguyễn Hoàng Minh</text:p>
          </table:table-cell>
          <table:table-cell table:style-name="ce2" office:value-type="date" office:date-value="2000-10-22" calcext:value-type="date">
            <text:p>2000-10-22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51" calcext:value-type="float">
            <text:p>415105015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2" calcext:value-type="float">
            <text:p>4151050152</text:p>
          </table:table-cell>
          <table:table-cell table:style-name="ce1" office:value-type="string" calcext:value-type="string">
            <text:p>Mai Đoàn Thạch Sơn</text:p>
          </table:table-cell>
          <table:table-cell table:style-name="ce2" office:value-type="date" office:date-value="2000-07-15" calcext:value-type="date">
            <text:p>2000-7-15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52" calcext:value-type="float">
            <text:p>415105015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3" calcext:value-type="float">
            <text:p>4151050153</text:p>
          </table:table-cell>
          <table:table-cell table:style-name="ce1" office:value-type="string" calcext:value-type="string">
            <text:p>Nguyễn Tùng Long</text:p>
          </table:table-cell>
          <table:table-cell table:style-name="ce2" office:value-type="date" office:date-value="2000-06-15" calcext:value-type="date">
            <text:p>2000-6-15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53" calcext:value-type="float">
            <text:p>415105015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4" calcext:value-type="float">
            <text:p>4151050154</text:p>
          </table:table-cell>
          <table:table-cell table:style-name="ce1" office:value-type="string" calcext:value-type="string">
            <text:p>Cao Văn Toàn</text:p>
          </table:table-cell>
          <table:table-cell table:style-name="ce2" office:value-type="date" office:date-value="2000-04-16" calcext:value-type="date">
            <text:p>2000-4-16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54" calcext:value-type="float">
            <text:p>41510501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5" calcext:value-type="float">
            <text:p>4151050155</text:p>
          </table:table-cell>
          <table:table-cell table:style-name="ce1" office:value-type="string" calcext:value-type="string">
            <text:p>Nguyễn Tuấn Khải</text:p>
          </table:table-cell>
          <table:table-cell table:style-name="ce2" office:value-type="date" office:date-value="2000-06-21" calcext:value-type="date">
            <text:p>2000-6-21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55" calcext:value-type="float">
            <text:p>415105015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6" calcext:value-type="float">
            <text:p>4151050156</text:p>
          </table:table-cell>
          <table:table-cell table:style-name="ce1" office:value-type="string" calcext:value-type="string">
            <text:p>Huỳnh Thị Mỹ Oanh</text:p>
          </table:table-cell>
          <table:table-cell table:style-name="ce2" office:value-type="date" office:date-value="2000-10-18" calcext:value-type="date">
            <text:p>2000-10-18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56" calcext:value-type="float">
            <text:p>415105015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7" calcext:value-type="float">
            <text:p>4151050157</text:p>
          </table:table-cell>
          <table:table-cell table:style-name="ce1" office:value-type="string" calcext:value-type="string">
            <text:p>Nguyễn Văn Hoá</text:p>
          </table:table-cell>
          <table:table-cell table:style-name="ce2" office:value-type="date" office:date-value="2000-10-09" calcext:value-type="date">
            <text:p>2000-10-9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57" calcext:value-type="float">
            <text:p>41510501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8" calcext:value-type="float">
            <text:p>4151050158</text:p>
          </table:table-cell>
          <table:table-cell table:style-name="ce1" office:value-type="string" calcext:value-type="string">
            <text:p>Phan Thị Tuyết Nga</text:p>
          </table:table-cell>
          <table:table-cell table:style-name="ce2" office:value-type="date" office:date-value="2000-12-27" calcext:value-type="date">
            <text:p>2000-12-27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58" calcext:value-type="float">
            <text:p>415105015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59" calcext:value-type="float">
            <text:p>4151050159</text:p>
          </table:table-cell>
          <table:table-cell table:style-name="ce1" office:value-type="string" calcext:value-type="string">
            <text:p>Phạm Hữu Mạnh</text:p>
          </table:table-cell>
          <table:table-cell table:style-name="ce2" office:value-type="date" office:date-value="2000-10-10" calcext:value-type="date">
            <text:p>2000-10-10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59" calcext:value-type="float">
            <text:p>415105015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0" calcext:value-type="float">
            <text:p>4151050160</text:p>
          </table:table-cell>
          <table:table-cell table:style-name="ce1" office:value-type="string" calcext:value-type="string">
            <text:p>Phạm Nguyễn Nhật Huy</text:p>
          </table:table-cell>
          <table:table-cell table:style-name="ce2" office:value-type="date" office:date-value="2000-07-06" calcext:value-type="date">
            <text:p>2000-7-6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60" calcext:value-type="float">
            <text:p>415105016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1" calcext:value-type="float">
            <text:p>4151050161</text:p>
          </table:table-cell>
          <table:table-cell table:style-name="ce1" office:value-type="string" calcext:value-type="string">
            <text:p>Đỗ Chánh Toàn</text:p>
          </table:table-cell>
          <table:table-cell table:style-name="ce2" office:value-type="date" office:date-value="2000-05-06" calcext:value-type="date">
            <text:p>2000-5-6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61" calcext:value-type="float">
            <text:p>415105016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2" calcext:value-type="float">
            <text:p>4151050162</text:p>
          </table:table-cell>
          <table:table-cell table:style-name="ce1" office:value-type="string" calcext:value-type="string">
            <text:p>Ngô Văn Quỳnh</text:p>
          </table:table-cell>
          <table:table-cell table:style-name="ce2" office:value-type="date" office:date-value="1999-07-23" calcext:value-type="date">
            <text:p>1999-7-23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62" calcext:value-type="float">
            <text:p>415105016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3" calcext:value-type="float">
            <text:p>4151050163</text:p>
          </table:table-cell>
          <table:table-cell table:style-name="ce1" office:value-type="string" calcext:value-type="string">
            <text:p>Nguyễn Văn Hiệu</text:p>
          </table:table-cell>
          <table:table-cell table:style-name="ce2" office:value-type="date" office:date-value="2000-01-12" calcext:value-type="date">
            <text:p>2000-1-12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63" calcext:value-type="float">
            <text:p>415105016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4" calcext:value-type="float">
            <text:p>4151050164</text:p>
          </table:table-cell>
          <table:table-cell table:style-name="ce1" office:value-type="string" calcext:value-type="string">
            <text:p>Trần Văn Quốc</text:p>
          </table:table-cell>
          <table:table-cell table:style-name="ce2" office:value-type="date" office:date-value="2000-03-02" calcext:value-type="date">
            <text:p>2000-3-2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64" calcext:value-type="float">
            <text:p>415105016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5" calcext:value-type="float">
            <text:p>4151050165</text:p>
          </table:table-cell>
          <table:table-cell table:style-name="ce1" office:value-type="string" calcext:value-type="string">
            <text:p>Nguyễn Tất Ý</text:p>
          </table:table-cell>
          <table:table-cell table:style-name="ce2" office:value-type="date" office:date-value="2000-09-16" calcext:value-type="date">
            <text:p>2000-9-16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Nghỉ học tạm thời</text:p>
          </table:table-cell>
          <table:table-cell table:style-name="ce1" office:value-type="float" office:value="4151050165" calcext:value-type="float">
            <text:p>415105016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6" calcext:value-type="float">
            <text:p>4151050166</text:p>
          </table:table-cell>
          <table:table-cell table:style-name="ce1" office:value-type="string" calcext:value-type="string">
            <text:p>Hồ Văn Lộc</text:p>
          </table:table-cell>
          <table:table-cell table:style-name="ce2" office:value-type="date" office:date-value="2000-12-02" calcext:value-type="date">
            <text:p>2000-12-2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66" calcext:value-type="float">
            <text:p>415105016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7" calcext:value-type="float">
            <text:p>4151050167</text:p>
          </table:table-cell>
          <table:table-cell table:style-name="ce1" office:value-type="string" calcext:value-type="string">
            <text:p>Trần Minh Khang</text:p>
          </table:table-cell>
          <table:table-cell table:style-name="ce2" office:value-type="date" office:date-value="2000-12-21" calcext:value-type="date">
            <text:p>2000-12-21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67" calcext:value-type="float">
            <text:p>415105016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8" calcext:value-type="float">
            <text:p>4151050168</text:p>
          </table:table-cell>
          <table:table-cell table:style-name="ce1" office:value-type="string" calcext:value-type="string">
            <text:p>Diệp Thế Huy</text:p>
          </table:table-cell>
          <table:table-cell table:style-name="ce2" office:value-type="date" office:date-value="2000-10-01" calcext:value-type="date">
            <text:p>2000-10-1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68" calcext:value-type="float">
            <text:p>415105016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69" calcext:value-type="float">
            <text:p>4151050169</text:p>
          </table:table-cell>
          <table:table-cell table:style-name="ce1" office:value-type="string" calcext:value-type="string">
            <text:p>Nguyễn Phúc Tấn</text:p>
          </table:table-cell>
          <table:table-cell table:style-name="ce2" office:value-type="date" office:date-value="2000-07-24" calcext:value-type="date">
            <text:p>2000-7-2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69" calcext:value-type="float">
            <text:p>415105016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0" calcext:value-type="float">
            <text:p>4151050170</text:p>
          </table:table-cell>
          <table:table-cell table:style-name="ce1" office:value-type="string" calcext:value-type="string">
            <text:p>Trần Ngọc Vinh</text:p>
          </table:table-cell>
          <table:table-cell table:style-name="ce2" office:value-type="date" office:date-value="2000-04-02" calcext:value-type="date">
            <text:p>2000-4-2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70" calcext:value-type="float">
            <text:p>41510501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1" calcext:value-type="float">
            <text:p>4151050171</text:p>
          </table:table-cell>
          <table:table-cell table:style-name="ce1" office:value-type="string" calcext:value-type="string">
            <text:p>Nguyễn Đình Dương</text:p>
          </table:table-cell>
          <table:table-cell table:style-name="ce2" office:value-type="date" office:date-value="2000-12-20" calcext:value-type="date">
            <text:p>2000-12-20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71" calcext:value-type="float">
            <text:p>415105017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2" calcext:value-type="float">
            <text:p>4151050172</text:p>
          </table:table-cell>
          <table:table-cell table:style-name="ce1" office:value-type="string" calcext:value-type="string">
            <text:p>Phan Tấn Dũng</text:p>
          </table:table-cell>
          <table:table-cell table:style-name="ce2" office:value-type="date" office:date-value="2000-02-10" calcext:value-type="date">
            <text:p>2000-2-10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72" calcext:value-type="float">
            <text:p>415105017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3" calcext:value-type="float">
            <text:p>4151050173</text:p>
          </table:table-cell>
          <table:table-cell table:style-name="ce1" office:value-type="string" calcext:value-type="string">
            <text:p>Đặng Thành Đạt</text:p>
          </table:table-cell>
          <table:table-cell table:style-name="ce2" office:value-type="date" office:date-value="2000-12-17" calcext:value-type="date">
            <text:p>2000-12-17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73" calcext:value-type="float">
            <text:p>415105017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4" calcext:value-type="float">
            <text:p>4151050174</text:p>
          </table:table-cell>
          <table:table-cell table:style-name="ce1" office:value-type="string" calcext:value-type="string">
            <text:p>Trần Trí Mẫn</text:p>
          </table:table-cell>
          <table:table-cell table:style-name="ce2" office:value-type="date" office:date-value="2000-02-03" calcext:value-type="date">
            <text:p>2000-2-3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74" calcext:value-type="float">
            <text:p>41510501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5" calcext:value-type="float">
            <text:p>4151050175</text:p>
          </table:table-cell>
          <table:table-cell table:style-name="ce1" office:value-type="string" calcext:value-type="string">
            <text:p>Trần Quốc Việt</text:p>
          </table:table-cell>
          <table:table-cell table:style-name="ce2" office:value-type="date" office:date-value="1999-11-24" calcext:value-type="date">
            <text:p>1999-11-2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75" calcext:value-type="float">
            <text:p>41510501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6" calcext:value-type="float">
            <text:p>4151050176</text:p>
          </table:table-cell>
          <table:table-cell table:style-name="ce1" office:value-type="string" calcext:value-type="string">
            <text:p>Lê Tuấn Anh</text:p>
          </table:table-cell>
          <table:table-cell table:style-name="ce2" office:value-type="date" office:date-value="2000-02-24" calcext:value-type="date">
            <text:p>2000-2-2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76" calcext:value-type="float">
            <text:p>415105017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7" calcext:value-type="float">
            <text:p>4151050177</text:p>
          </table:table-cell>
          <table:table-cell table:style-name="ce1" office:value-type="string" calcext:value-type="string">
            <text:p>Đặng Ngô Bảo Hoàng</text:p>
          </table:table-cell>
          <table:table-cell table:style-name="ce2" office:value-type="date" office:date-value="2000-02-28" calcext:value-type="date">
            <text:p>2000-2-28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77" calcext:value-type="float">
            <text:p>415105017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8" calcext:value-type="float">
            <text:p>4151050178</text:p>
          </table:table-cell>
          <table:table-cell table:style-name="ce1" office:value-type="string" calcext:value-type="string">
            <text:p>Lê Trần Hữu Chánh</text:p>
          </table:table-cell>
          <table:table-cell table:style-name="ce2" office:value-type="date" office:date-value="2000-08-23" calcext:value-type="date">
            <text:p>2000-8-23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78" calcext:value-type="float">
            <text:p>415105017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79" calcext:value-type="float">
            <text:p>4151050179</text:p>
          </table:table-cell>
          <table:table-cell table:style-name="ce1" office:value-type="string" calcext:value-type="string">
            <text:p>Nguyễn Quốc Tuấn</text:p>
          </table:table-cell>
          <table:table-cell table:style-name="ce2" office:value-type="date" office:date-value="1999-12-20" calcext:value-type="date">
            <text:p>1999-12-20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79" calcext:value-type="float">
            <text:p>415105017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0" calcext:value-type="float">
            <text:p>4151050180</text:p>
          </table:table-cell>
          <table:table-cell table:style-name="ce1" office:value-type="string" calcext:value-type="string">
            <text:p>Võ Quốc Tuấn</text:p>
          </table:table-cell>
          <table:table-cell table:style-name="ce2" office:value-type="date" office:date-value="1999-02-23" calcext:value-type="date">
            <text:p>1999-2-23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80" calcext:value-type="float">
            <text:p>41510501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1" calcext:value-type="float">
            <text:p>4151050181</text:p>
          </table:table-cell>
          <table:table-cell table:style-name="ce1" office:value-type="string" calcext:value-type="string">
            <text:p>Nguyễn Thị Kim Luyện</text:p>
          </table:table-cell>
          <table:table-cell table:style-name="ce2" office:value-type="date" office:date-value="2000-07-27" calcext:value-type="date">
            <text:p>2000-7-27</text:p>
          </table:table-cell>
          <table:table-cell table:style-name="ce1" office:value-type="string" calcext:value-type="string">
            <text:p>Nữ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81" calcext:value-type="float">
            <text:p>415105018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2" calcext:value-type="float">
            <text:p>4151050182</text:p>
          </table:table-cell>
          <table:table-cell table:style-name="ce1" office:value-type="string" calcext:value-type="string">
            <text:p>Ngô Quang Thọ</text:p>
          </table:table-cell>
          <table:table-cell table:style-name="ce2" office:value-type="date" office:date-value="2000-11-13" calcext:value-type="date">
            <text:p>2000-11-13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82" calcext:value-type="float">
            <text:p>415105018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3" calcext:value-type="float">
            <text:p>4151050183</text:p>
          </table:table-cell>
          <table:table-cell table:style-name="ce1" office:value-type="string" calcext:value-type="string">
            <text:p>Trần Lê Anh Dân</text:p>
          </table:table-cell>
          <table:table-cell table:style-name="ce2" office:value-type="date" office:date-value="2000-03-11" calcext:value-type="date">
            <text:p>2000-3-11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83" calcext:value-type="float">
            <text:p>415105018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4" calcext:value-type="float">
            <text:p>4151050184</text:p>
          </table:table-cell>
          <table:table-cell table:style-name="ce1" office:value-type="string" calcext:value-type="string">
            <text:p>Hồ Xuân Lộc</text:p>
          </table:table-cell>
          <table:table-cell table:style-name="ce2" office:value-type="date" office:date-value="2000-11-23" calcext:value-type="date">
            <text:p>2000-11-23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84" calcext:value-type="float">
            <text:p>415105018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5" calcext:value-type="float">
            <text:p>4151050185</text:p>
          </table:table-cell>
          <table:table-cell table:style-name="ce1" office:value-type="string" calcext:value-type="string">
            <text:p>Đỗ Ngọc Nam</text:p>
          </table:table-cell>
          <table:table-cell table:style-name="ce2" office:value-type="date" office:date-value="2000-01-10" calcext:value-type="date">
            <text:p>2000-1-10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85" calcext:value-type="float">
            <text:p>415105018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6" calcext:value-type="float">
            <text:p>4151050186</text:p>
          </table:table-cell>
          <table:table-cell table:style-name="ce1" office:value-type="string" calcext:value-type="string">
            <text:p>Trần Đoàn Bảo Long</text:p>
          </table:table-cell>
          <table:table-cell table:style-name="ce2" office:value-type="date" office:date-value="2000-01-05" calcext:value-type="date">
            <text:p>2000-1-5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86" calcext:value-type="float">
            <text:p>41510501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7" calcext:value-type="float">
            <text:p>4151050187</text:p>
          </table:table-cell>
          <table:table-cell table:style-name="ce1" office:value-type="string" calcext:value-type="string">
            <text:p>Hồ Hải Hà</text:p>
          </table:table-cell>
          <table:table-cell table:style-name="ce2" office:value-type="date" office:date-value="2000-10-09" calcext:value-type="date">
            <text:p>2000-10-9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87" calcext:value-type="float">
            <text:p>41510501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8" calcext:value-type="float">
            <text:p>4151050188</text:p>
          </table:table-cell>
          <table:table-cell table:style-name="ce1" office:value-type="string" calcext:value-type="string">
            <text:p>Trần Hữu Phước</text:p>
          </table:table-cell>
          <table:table-cell table:style-name="ce2" office:value-type="date" office:date-value="2000-09-29" calcext:value-type="date">
            <text:p>2000-9-29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88" calcext:value-type="float">
            <text:p>41510501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89" calcext:value-type="float">
            <text:p>4151050189</text:p>
          </table:table-cell>
          <table:table-cell table:style-name="ce1" office:value-type="string" calcext:value-type="string">
            <text:p>Trần Kim Quí</text:p>
          </table:table-cell>
          <table:table-cell table:style-name="ce2" office:value-type="date" office:date-value="2000-10-23" calcext:value-type="date">
            <text:p>2000-10-23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Thôi học</text:p>
          </table:table-cell>
          <table:table-cell table:style-name="ce1" office:value-type="float" office:value="4151050189" calcext:value-type="float">
            <text:p>41510501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90" calcext:value-type="float">
            <text:p>4151050190</text:p>
          </table:table-cell>
          <table:table-cell table:style-name="ce1" office:value-type="string" calcext:value-type="string">
            <text:p>Bùi Minh Hoàng</text:p>
          </table:table-cell>
          <table:table-cell table:style-name="ce2" office:value-type="date" office:date-value="1999-12-09" calcext:value-type="date">
            <text:p>1999-12-9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90" calcext:value-type="float">
            <text:p>41510501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91" calcext:value-type="float">
            <text:p>4151050191</text:p>
          </table:table-cell>
          <table:table-cell table:style-name="ce1" office:value-type="string" calcext:value-type="string">
            <text:p>Nguyễn Văn Bằng</text:p>
          </table:table-cell>
          <table:table-cell table:style-name="ce2" office:value-type="date" office:date-value="1998-03-30" calcext:value-type="date">
            <text:p>1998-3-30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91" calcext:value-type="float">
            <text:p>415105019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92" calcext:value-type="float">
            <text:p>4151050192</text:p>
          </table:table-cell>
          <table:table-cell table:style-name="ce1" office:value-type="string" calcext:value-type="string">
            <text:p>Ngô Nguyễn Tuấn Văn</text:p>
          </table:table-cell>
          <table:table-cell table:style-name="ce2" office:value-type="date" office:date-value="2000-11-25" calcext:value-type="date">
            <text:p>2000-11-25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92" calcext:value-type="float">
            <text:p>415105019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93" calcext:value-type="float">
            <text:p>4151050193</text:p>
          </table:table-cell>
          <table:table-cell table:style-name="ce1" office:value-type="string" calcext:value-type="string">
            <text:p>Nguyễn Quang Thuận Thiên</text:p>
          </table:table-cell>
          <table:table-cell table:style-name="ce2" office:value-type="date" office:date-value="2000-04-01" calcext:value-type="date">
            <text:p>2000-4-1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93" calcext:value-type="float">
            <text:p>415105019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94" calcext:value-type="float">
            <text:p>4151050194</text:p>
          </table:table-cell>
          <table:table-cell table:style-name="ce1" office:value-type="string" calcext:value-type="string">
            <text:p>Lê Anh Vũ</text:p>
          </table:table-cell>
          <table:table-cell table:style-name="ce2" office:value-type="date" office:date-value="2000-09-04" calcext:value-type="date">
            <text:p>2000-9-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94" calcext:value-type="float">
            <text:p>415105019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95" calcext:value-type="float">
            <text:p>4151050195</text:p>
          </table:table-cell>
          <table:table-cell table:style-name="ce1" office:value-type="string" calcext:value-type="string">
            <text:p>Huỳnh Bá Thiên</text:p>
          </table:table-cell>
          <table:table-cell table:style-name="ce2" office:value-type="date" office:date-value="2000-02-06" calcext:value-type="date">
            <text:p>2000-2-6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95" calcext:value-type="float">
            <text:p>415105019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19" calcext:value-type="float">
            <text:p>4151050219</text:p>
          </table:table-cell>
          <table:table-cell table:style-name="ce1" office:value-type="string" calcext:value-type="string">
            <text:p>Trần Xuân Vinh</text:p>
          </table:table-cell>
          <table:table-cell table:style-name="ce2" office:value-type="date" office:date-value="2000-03-20" calcext:value-type="date">
            <text:p>2000-3-20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19" calcext:value-type="float">
            <text:p>415105021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20" calcext:value-type="float">
            <text:p>4151050220</text:p>
          </table:table-cell>
          <table:table-cell table:style-name="ce1" office:value-type="string" calcext:value-type="string">
            <text:p>Lê Thiện Lộc</text:p>
          </table:table-cell>
          <table:table-cell table:style-name="ce2" office:value-type="date" office:date-value="2000-09-30" calcext:value-type="date">
            <text:p>2000-9-30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20" calcext:value-type="float">
            <text:p>41510502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21" calcext:value-type="float">
            <text:p>4151050221</text:p>
          </table:table-cell>
          <table:table-cell table:style-name="ce1" office:value-type="string" calcext:value-type="string">
            <text:p>Hồ Trần Anh Tú</text:p>
          </table:table-cell>
          <table:table-cell table:style-name="ce2" office:value-type="date" office:date-value="2000-10-15" calcext:value-type="date">
            <text:p>2000-10-15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Thôi học</text:p>
          </table:table-cell>
          <table:table-cell table:style-name="ce1" office:value-type="float" office:value="4151050221" calcext:value-type="float">
            <text:p>41510502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22" calcext:value-type="float">
            <text:p>4151050222</text:p>
          </table:table-cell>
          <table:table-cell table:style-name="ce1" office:value-type="string" calcext:value-type="string">
            <text:p>Võ Trường Vũ</text:p>
          </table:table-cell>
          <table:table-cell table:style-name="ce2" office:value-type="date" office:date-value="2000-04-24" calcext:value-type="date">
            <text:p>2000-4-24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22" calcext:value-type="float">
            <text:p>415105022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23" calcext:value-type="float">
            <text:p>4151050223</text:p>
          </table:table-cell>
          <table:table-cell table:style-name="ce1" office:value-type="string" calcext:value-type="string">
            <text:p>Nguyễn Hoàng Long</text:p>
          </table:table-cell>
          <table:table-cell table:style-name="ce2" office:value-type="date" office:date-value="2000-12-20" calcext:value-type="date">
            <text:p>2000-12-20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223" calcext:value-type="float">
            <text:p>415105022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24" calcext:value-type="float">
            <text:p>4151050224</text:p>
          </table:table-cell>
          <table:table-cell table:style-name="ce1" office:value-type="string" calcext:value-type="string">
            <text:p>Hồ Phúc Trang</text:p>
          </table:table-cell>
          <table:table-cell table:style-name="ce2" office:value-type="date" office:date-value="2000-03-05" calcext:value-type="date">
            <text:p>2000-3-5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24" calcext:value-type="float">
            <text:p>41510502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25" calcext:value-type="float">
            <text:p>4151050225</text:p>
          </table:table-cell>
          <table:table-cell table:style-name="ce1" office:value-type="string" calcext:value-type="string">
            <text:p>Ngô Văn Tiến</text:p>
          </table:table-cell>
          <table:table-cell table:style-name="ce2" office:value-type="date" office:date-value="2000-04-25" calcext:value-type="date">
            <text:p>2000-4-25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25" calcext:value-type="float">
            <text:p>41510502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26" calcext:value-type="float">
            <text:p>4151050226</text:p>
          </table:table-cell>
          <table:table-cell table:style-name="ce1" office:value-type="string" calcext:value-type="string">
            <text:p>Phạm Mạnh Bình</text:p>
          </table:table-cell>
          <table:table-cell table:style-name="ce2" office:value-type="date" office:date-value="2000-01-08" calcext:value-type="date">
            <text:p>2000-1-8</text:p>
          </table:table-cell>
          <table:table-cell table:style-name="ce1" office:value-type="string" calcext:value-type="string">
            <text:p>Nam</text:p>
          </table:table-cell>
          <table:table-cell table:style-name="ce4"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26" calcext:value-type="float">
            <text:p>415105022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27" calcext:value-type="float">
            <text:p>4151050227</text:p>
          </table:table-cell>
          <table:table-cell table:style-name="ce1" office:value-type="string" calcext:value-type="string">
            <text:p>Nguyễn Thanh Phong</text:p>
          </table:table-cell>
          <table:table-cell table:style-name="ce3" office:value-type="date" office:date-value="2000-07-18" calcext:value-type="date">
            <text:p>18/07/2000</text:p>
          </table:table-cell>
          <table:table-cell table:style-name="ce1" office:value-type="string" calcext:value-type="string">
            <text:p>Nam</text:p>
          </table:table-cell>
          <table:table-cell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227" calcext:value-type="float">
            <text:p>41510502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28" calcext:value-type="float">
            <text:p>4151050228</text:p>
          </table:table-cell>
          <table:table-cell table:style-name="ce1" office:value-type="string" calcext:value-type="string">
            <text:p>Lê Chí Sang</text:p>
          </table:table-cell>
          <table:table-cell table:style-name="ce3" office:value-type="date" office:date-value="1999-11-08" calcext:value-type="date">
            <text:p>08/11/1999</text:p>
          </table:table-cell>
          <table:table-cell table:style-name="ce1" office:value-type="string" calcext:value-type="string">
            <text:p>Nam</text:p>
          </table:table-cell>
          <table:table-cell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228" calcext:value-type="float">
            <text:p>415105022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30" calcext:value-type="float">
            <text:p>4151050230</text:p>
          </table:table-cell>
          <table:table-cell table:style-name="ce1" office:value-type="string" calcext:value-type="string">
            <text:p>Sitouthay Xayalat Xayalat</text:p>
          </table:table-cell>
          <table:table-cell table:style-name="ce3" office:value-type="date" office:date-value="1998-08-20" calcext:value-type="date">
            <text:p>20/08/1998</text:p>
          </table:table-cell>
          <table:table-cell table:style-name="ce1" office:value-type="string" calcext:value-type="string">
            <text:p>Nam</text:p>
          </table:table-cell>
          <table:table-cell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30" calcext:value-type="float">
            <text:p>41510502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31" calcext:value-type="float">
            <text:p>4151050231</text:p>
          </table:table-cell>
          <table:table-cell table:style-name="ce1" office:value-type="string" calcext:value-type="string">
            <text:p>Khammone Xaiyased Xaiyased</text:p>
          </table:table-cell>
          <table:table-cell table:style-name="ce3" office:value-type="date" office:date-value="1997-04-15" calcext:value-type="date">
            <text:p>15/04/1997</text:p>
          </table:table-cell>
          <table:table-cell table:style-name="ce1" office:value-type="string" calcext:value-type="string">
            <text:p>Nam</text:p>
          </table:table-cell>
          <table:table-cell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31" calcext:value-type="float">
            <text:p>41510502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33" calcext:value-type="float">
            <text:p>4151050233</text:p>
          </table:table-cell>
          <table:table-cell table:style-name="ce1" office:value-type="string" calcext:value-type="string">
            <text:p>Chanthaphone Khieovongphachanh Khieovongphachanh</text:p>
          </table:table-cell>
          <table:table-cell table:style-name="ce3" office:value-type="date" office:date-value="1996-01-01" calcext:value-type="date">
            <text:p>01/01/1996</text:p>
          </table:table-cell>
          <table:table-cell table:style-name="ce1" office:value-type="string" calcext:value-type="string">
            <text:p>Nữ</text:p>
          </table:table-cell>
          <table:table-cell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33" calcext:value-type="float">
            <text:p>415105023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34" calcext:value-type="float">
            <text:p>4151050234</text:p>
          </table:table-cell>
          <table:table-cell table:style-name="ce1" office:value-type="string" calcext:value-type="string">
            <text:p>Nouna Khamvongsa Khamvongsa</text:p>
          </table:table-cell>
          <table:table-cell table:style-name="ce3" office:value-type="date" office:date-value="1999-12-01" calcext:value-type="date">
            <text:p>01/12/1999</text:p>
          </table:table-cell>
          <table:table-cell table:style-name="ce1" office:value-type="string" calcext:value-type="string">
            <text:p>Nữ</text:p>
          </table:table-cell>
          <table:table-cell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34" calcext:value-type="float">
            <text:p>415105023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9001" calcext:value-type="float">
            <text:p>4151059001</text:p>
          </table:table-cell>
          <table:table-cell table:style-name="ce1" office:value-type="string" calcext:value-type="string">
            <text:p>Ma Thanh Hoàng</text:p>
          </table:table-cell>
          <table:table-cell table:style-name="ce3" office:value-type="date" office:date-value="2000-06-25" calcext:value-type="date">
            <text:p>25/06/2000</text:p>
          </table:table-cell>
          <table:table-cell table:style-name="ce1" office:value-type="string" calcext:value-type="string">
            <text:p>Nam</text:p>
          </table:table-cell>
          <table:table-cell table:number-columns-repeated="2"/>
          <table:table-cell table:style-name="ce4" office:value-type="string" calcext:value-type="string">
            <text:p>CNTTK41C</text:p>
          </table:table-cell>
          <table:table-cell table:style-name="ce4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9001" calcext:value-type="float">
            <text:p>4151059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1" meta:object-count="0"/>
    <meta:generator>LibreOfficeDev/6.0.5.2$Linux_X86_64 LibreOffice_project/</meta:generator>
  </office:meta>
</office:document-meta>
</file>